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mily-generic="swis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automatic-styles>
    <style:style style:name="TablaDeResolucion" style:family="table">
      <style:table-properties style:width="17cm" table:align="margins" fo:background-color="transparent">
        <style:background-image/>
      </style:table-properties>
    </style:style>
    <style:style style:name="TablaDeResolucion.A" style:family="table-column">
      <style:table-column-properties style:column-width="4.498cm" style:rel-column-width="17339*"/>
    </style:style>
    <style:style style:name="TablaDeResolucion.B" style:family="table-column">
      <style:table-column-properties style:column-width="12.502cm" style:rel-column-width="48196*"/>
    </style:style>
    <style:style style:name="TablaDeResolucion.1" style:family="table-row">
      <style:table-row-properties fo:background-color="transparent">
        <style:background-image/>
      </style:table-row-properties>
    </style:style>
    <style:style style:name="TablaDeResolucion.A1" style:family="table-cell">
      <style:table-cell-properties fo:background-color="#ffd8ce" fo:padding="0.049cm" fo:border-left="0.25pt solid #000000" fo:border-right="none" fo:border-top="0.25pt solid #000000" fo:border-bottom="0.25pt solid #000000" style:writing-mode="page">
        <style:background-image/>
      </style:table-cell-properties>
    </style:style>
    <style:style style:name="TablaDeResolucion.B1" style:family="table-cell">
      <style:table-cell-properties fo:padding="0.049cm" fo:border="0.25pt solid #000000" style:writing-mode="page"/>
    </style:style>
    <style:style style:name="TablaDeResolucion.A2" style:family="table-cell">
      <style:table-cell-properties fo:background-color="#ffd8ce" fo:padding="0.049cm" fo:border-left="0.25pt solid #000000" fo:border-right="0.25pt solid #000000" fo:border-top="none" fo:border-bottom="0.25pt solid #000000" style:writing-mode="page">
        <style:background-image/>
      </style:table-cell-properties>
    </style:style>
    <style:style style:name="TablaDeResolucion.A3" style:family="table-cell">
      <style:table-cell-properties fo:background-color="#ffd8ce" fo:padding="0.049cm" fo:border-left="0.25pt solid #000000" fo:border-right="none" fo:border-top="none" fo:border-bottom="0.25pt solid #000000" style:writing-mode="page">
        <style:background-image/>
      </style:table-cell-properties>
    </style:style>
    <style:style style:name="TablaDeResolucion.B3" style:family="table-cell">
      <style:table-cell-properties fo:padding="0.049cm" fo:border-left="0.25pt solid #000000" fo:border-right="0.25pt solid #000000" fo:border-top="none" fo:border-bottom="0.25pt solid #000000" style:writing-mode="page"/>
    </style:style>
    <style:style style:name="TablaDeResolucion.B4" style:family="table-cell">
      <style:table-cell-properties fo:padding="0.049cm" fo:border-left="0.25pt solid #000000" fo:border-right="0.25pt solid #000000" fo:border-top="none" fo:border-bottom="0.25pt solid #000000" style:writing-mode="page"/>
    </style:style>
    <style:style style:name="TablaDeResolucion.B5" style:family="table-cell">
      <style:table-cell-properties fo:padding="0.049cm" fo:border-left="0.25pt solid #000000" fo:border-right="0.25pt solid #000000" fo:border-top="none" fo:border-bottom="0.25pt solid #000000" style:writing-mode="page"/>
    </style:style>
    <style:style style:name="TablaDeResolucion.B6" style:family="table-cell">
      <style:table-cell-properties fo:padding="0.049cm" fo:border-left="0.25pt solid #000000" fo:border-right="0.25pt solid #000000" fo:border-top="none" fo:border-bottom="0.25pt solid #000000" style:writing-mode="page"/>
    </style:style>
    <style:style style:name="TablaDeResolucion.B7" style:family="table-cell">
      <style:table-cell-properties fo:padding="0.049cm" fo:border-left="0.25pt solid #000000" fo:border-right="0.25pt solid #000000" fo:border-top="none" fo:border-bottom="0.25pt solid #000000" style:writing-mode="page"/>
    </style:style>
    <style:style style:name="TablaDeResolucion.B8" style:family="table-cell">
      <style:table-cell-properties fo:padding="0.049cm" fo:border-left="0.25pt solid #000000" fo:border-right="0.25pt solid #000000" fo:border-top="none" fo:border-bottom="0.25pt solid #000000" style:writing-mode="page"/>
    </style:style>
    <style:style style:name="TablaDeResolucion.B9" style:family="table-cell">
      <style:table-cell-properties fo:padding="0.049cm" fo:border-left="0.25pt solid #000000" fo:border-right="0.25pt solid #000000" fo:border-top="none" fo:border-bottom="0.25pt solid #000000" style:writing-mode="page"/>
    </style:style>
    <style:style style:name="TablaDeResolucion.B10" style:family="table-cell">
      <style:table-cell-properties fo:padding="0.049cm" fo:border-left="0.25pt solid #000000" fo:border-right="0.25pt solid #000000" fo:border-top="none" fo:border-bottom="0.25pt solid #000000" style:writing-mode="page"/>
    </style:style>
    <style:style style:name="TablaDeResolucion.B11" style:family="table-cell">
      <style:table-cell-properties fo:padding="0.049cm" fo:border-left="0.25pt solid #000000" fo:border-right="0.25pt solid #000000" fo:border-top="none" fo:border-bottom="0.25pt solid #000000" style:writing-mode="page"/>
    </style:style>
    <style:style style:name="TablaDeResolucion.B12" style:family="table-cell">
      <style:table-cell-properties fo:padding="0.049cm" fo:border-left="0.25pt solid #000000" fo:border-right="0.25pt solid #000000" fo:border-top="none" fo:border-bottom="0.25pt solid #000000" style:writing-mode="page"/>
    </style:style>
    <style:style style:name="TablaReglasOro" style:family="table">
      <style:table-properties style:width="17cm" table:align="margins" fo:background-color="transparent">
        <style:background-image/>
      </style:table-properties>
    </style:style>
    <style:style style:name="TablaReglasOro.A" style:family="table-column">
      <style:table-column-properties style:column-width="4.609cm" style:rel-column-width="2613*"/>
    </style:style>
    <style:style style:name="TablaReglasOro.B" style:family="table-column">
      <style:table-column-properties style:column-width="12.391cm" style:rel-column-width="7025*"/>
    </style:style>
    <style:style style:name="TablaReglasOro.1" style:family="table-row">
      <style:table-row-properties fo:background-color="transparent">
        <style:background-image/>
      </style:table-row-properties>
    </style:style>
    <style:style style:name="TablaReglasOro.A1" style:family="table-cell">
      <style:table-cell-properties fo:background-color="#ffdbb6" fo:padding="0.097cm" fo:border="0.5pt solid #000000" style:writing-mode="page">
        <style:background-image/>
      </style:table-cell-properties>
    </style:style>
    <style:style style:name="TablaReglasOro.A2" style:family="table-cell">
      <style:table-cell-properties fo:background-color="#ffdbb6" fo:padding="0.097cm" fo:border-left="0.5pt solid #000000" fo:border-right="none" fo:border-top="none" fo:border-bottom="0.5pt solid #000000" style:writing-mode="page">
        <style:background-image/>
      </style:table-cell-properties>
    </style:style>
    <style:style style:name="TablaReglasOro.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able_20_Contents">
      <style:text-properties style:font-name="Arial"/>
    </style:style>
    <style:style style:name="P2" style:family="paragraph" style:parent-style-name="Table_20_Contents">
      <style:text-properties style:font-name="Arial" officeooo:rsid="001a8611" officeooo:paragraph-rsid="001a8611"/>
    </style:style>
    <style:style style:name="P3" style:family="paragraph" style:parent-style-name="Table_20_Contents">
      <style:text-properties style:font-name="Arial" officeooo:rsid="001cc04c" officeooo:paragraph-rsid="001cc04c"/>
    </style:style>
    <style:style style:name="P4" style:family="paragraph" style:parent-style-name="Table_20_Contents">
      <style:text-properties style:font-name="Arial" officeooo:rsid="002038c9" officeooo:paragraph-rsid="002038c9"/>
    </style:style>
    <style:style style:name="P5" style:family="paragraph" style:parent-style-name="Table_20_Contents">
      <style:text-properties style:font-name="Arial" officeooo:rsid="0021c520" officeooo:paragraph-rsid="0021c520"/>
    </style:style>
    <style:style style:name="P6" style:family="paragraph" style:parent-style-name="Table_20_Contents">
      <style:paragraph-properties fo:text-align="center" style:justify-single-word="false"/>
      <style:text-properties fo:color="#000000" style:font-name="Arial" fo:font-weight="bold" officeooo:rsid="00155cce" officeooo:paragraph-rsid="00155cce" style:font-weight-asian="bold" style:font-weight-complex="bold"/>
    </style:style>
    <style:style style:name="P7" style:family="paragraph" style:parent-style-name="Standard">
      <style:text-properties style:font-name="Arial" style:text-underline-style="none"/>
    </style:style>
    <style:style style:name="P8" style:family="paragraph" style:parent-style-name="Standard">
      <style:text-properties style:font-name="Arial" style:text-underline-style="solid" style:text-underline-width="auto" style:text-underline-color="font-color"/>
    </style:style>
    <style:style style:name="P9" style:family="paragraph" style:parent-style-name="Table_20_Contents">
      <style:paragraph-properties fo:text-align="center" style:justify-single-word="false"/>
      <style:text-properties fo:color="#000000" style:font-name="Arial" fo:font-weight="normal" officeooo:rsid="00249493" officeooo:paragraph-rsid="00249493" style:font-weight-asian="normal" style:font-weight-complex="normal"/>
    </style:style>
    <style:style style:name="P10" style:family="paragraph" style:parent-style-name="Table_20_Contents">
      <style:paragraph-properties fo:text-align="center" style:justify-single-word="false"/>
      <style:text-properties fo:color="#000000" style:font-name="Arial" fo:font-weight="normal" officeooo:rsid="002038c9" officeooo:paragraph-rsid="002038c9" style:font-weight-asian="normal" style:font-weight-complex="normal"/>
    </style:style>
    <style:style style:name="P11" style:family="paragraph" style:parent-style-name="Table_20_Contents">
      <style:paragraph-properties fo:text-align="center" style:justify-single-word="false"/>
      <style:text-properties fo:color="#000000" style:font-name="Arial" fo:font-weight="normal" officeooo:rsid="001fb4da" officeooo:paragraph-rsid="002038c9" style:font-weight-asian="normal" style:font-weight-complex="normal"/>
    </style:style>
    <style:style style:name="P12" style:family="paragraph" style:parent-style-name="Table_20_Contents">
      <style:paragraph-properties fo:text-align="center" style:justify-single-word="false"/>
      <style:text-properties fo:color="#000000" style:font-name="Arial" fo:font-weight="normal" officeooo:rsid="001cc04c" officeooo:paragraph-rsid="001cc04c" style:font-weight-asian="normal" style:font-weight-complex="normal"/>
    </style:style>
    <style:style style:name="P13" style:family="paragraph" style:parent-style-name="Table_20_Contents">
      <style:paragraph-properties fo:text-align="center" style:justify-single-word="false"/>
      <style:text-properties fo:color="#000000" style:font-name="Arial" fo:font-weight="normal" officeooo:rsid="001cb467" officeooo:paragraph-rsid="001cb467" style:font-weight-asian="normal" style:font-weight-complex="normal"/>
    </style:style>
    <style:style style:name="P14" style:family="paragraph" style:parent-style-name="Table_20_Contents">
      <style:paragraph-properties fo:text-align="center" style:justify-single-word="false"/>
      <style:text-properties fo:color="#000000" style:font-name="Arial" fo:font-weight="normal" officeooo:rsid="001a8611" officeooo:paragraph-rsid="001a8611" style:font-weight-asian="normal" style:font-weight-complex="normal"/>
    </style:style>
    <style:style style:name="P15" style:family="paragraph" style:parent-style-name="Table_20_Contents">
      <style:paragraph-properties fo:text-align="center" style:justify-single-word="false"/>
      <style:text-properties fo:color="#000000" style:font-name="Arial" fo:font-weight="normal" officeooo:rsid="00188b8d" officeooo:paragraph-rsid="00188b8d" style:font-weight-asian="normal" style:font-weight-complex="normal"/>
    </style:style>
    <style:style style:name="P16" style:family="paragraph" style:parent-style-name="Table_20_Contents">
      <style:paragraph-properties fo:text-align="center" style:justify-single-word="false"/>
      <style:text-properties fo:color="#000000" style:font-name="Arial" fo:font-weight="normal" officeooo:rsid="00155cce" officeooo:paragraph-rsid="00155cce" style:font-weight-asian="normal" style:font-weight-complex="normal"/>
    </style:style>
    <style:style style:name="P17" style:family="paragraph" style:parent-style-name="Table_20_Contents">
      <style:paragraph-properties fo:text-align="center" style:justify-single-word="false"/>
      <style:text-properties fo:color="#000000" style:font-name="Arial" style:text-underline-style="none" fo:font-weight="normal" officeooo:rsid="0021c520" officeooo:paragraph-rsid="0021c520" style:font-weight-asian="normal" style:font-weight-complex="normal"/>
    </style:style>
    <style:style style:name="P18" style:family="paragraph" style:parent-style-name="Table_20_Contents">
      <style:text-properties style:font-name="Arial" officeooo:rsid="0024bdda" officeooo:paragraph-rsid="0024bdda"/>
    </style:style>
    <style:style style:name="P19" style:family="paragraph" style:parent-style-name="Table_20_Contents">
      <style:paragraph-properties fo:text-align="center" style:justify-single-word="false"/>
      <style:text-properties officeooo:rsid="0027a517" officeooo:paragraph-rsid="0027a517"/>
    </style:style>
    <style:style style:name="P20" style:family="paragraph" style:parent-style-name="Table_20_Contents">
      <style:paragraph-properties fo:text-align="center" style:justify-single-word="false"/>
      <style:text-properties fo:font-weight="bold" officeooo:rsid="0027a517" officeooo:paragraph-rsid="0027a517" style:font-weight-asian="bold" style:font-weight-complex="bold"/>
    </style:style>
    <style:style style:name="P21" style:family="paragraph" style:parent-style-name="Table_20_Contents">
      <style:paragraph-properties fo:text-align="center" style:justify-single-word="false"/>
      <style:text-properties fo:font-weight="normal" style:font-weight-asian="normal" style:font-weight-complex="normal"/>
    </style:style>
    <style:style style:name="P22" style:family="paragraph" style:parent-style-name="Table_20_Contents">
      <style:text-properties officeooo:rsid="0027b14b" officeooo:paragraph-rsid="0027b14b"/>
    </style:style>
    <style:style style:name="P23" style:family="paragraph" style:parent-style-name="Table_20_Contents">
      <style:text-properties officeooo:rsid="00283abf" officeooo:paragraph-rsid="00283abf"/>
    </style:style>
    <style:style style:name="P24" style:family="paragraph" style:parent-style-name="Table_20_Contents">
      <style:text-properties officeooo:rsid="00293f97" officeooo:paragraph-rsid="00293f97"/>
    </style:style>
    <style:style style:name="P25" style:family="paragraph" style:parent-style-name="Table_20_Contents">
      <style:text-properties style:text-underline-style="none"/>
    </style:style>
    <style:style style:name="T1" style:family="text">
      <style:text-properties officeooo:rsid="00155cce"/>
    </style:style>
    <style:style style:name="T2" style:family="text">
      <style:text-properties officeooo:rsid="0016e3cf"/>
    </style:style>
    <style:style style:name="T3" style:family="text">
      <style:text-properties style:text-underline-style="solid" style:text-underline-width="auto" style:text-underline-color="font-color" officeooo:rsid="00293f97"/>
    </style:style>
    <style:style style:name="T4" style:family="text">
      <style:text-properties style:text-underline-style="none"/>
    </style:style>
    <style:style style:name="T5" style:family="text">
      <style:text-properties style:text-underline-style="none" officeooo:rsid="0016e3cf"/>
    </style:style>
    <style:style style:name="T6" style:family="text">
      <style:text-properties style:text-underline-style="none" officeooo:rsid="001cb467"/>
    </style:style>
    <style:style style:name="T7" style:family="text">
      <style:text-properties officeooo:rsid="001cb467"/>
    </style:style>
    <style:style style:name="T8" style:family="text">
      <style:text-properties officeooo:rsid="001cc04c"/>
    </style:style>
    <style:style style:name="T9" style:family="text">
      <style:text-properties officeooo:rsid="001dfed9"/>
    </style:style>
    <style:style style:name="T10" style:family="text">
      <style:text-properties officeooo:rsid="002038c9"/>
    </style:style>
    <style:style style:name="T11" style:family="text">
      <style:text-properties officeooo:rsid="0021ac08"/>
    </style:style>
    <style:style style:name="T12" style:family="text">
      <style:text-properties officeooo:rsid="0024bdda"/>
    </style:style>
    <style:style style:name="T13" style:family="text">
      <style:text-properties officeooo:rsid="00264fac"/>
    </style:style>
    <style:style style:name="T14" style:family="text">
      <style:text-properties fo:color="#000000" style:font-name="Arial" officeooo:rsid="00249493"/>
    </style:style>
    <style:style style:name="T15" style:family="text">
      <style:text-properties officeooo:rsid="00283abf"/>
    </style:style>
    <style:style style:name="T16" style:family="text">
      <style:text-properties officeooo:rsid="00293f9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DeResolucion" table:style-name="TablaDeResolucion">
        <table:table-column table:style-name="TablaDeResolucion.A"/>
        <table:table-column table:style-name="TablaDeResolucion.B"/>
        <table:table-row table:style-name="TablaDeResolucion.1">
          <table:table-cell table:style-name="TablaDeResolucion.A1" office:value-type="string">
            <text:p text:style-name="P6">Idioma</text:p>
          </table:table-cell>
          <table:table-cell table:style-name="TablaDeResolucion.B1" office:value-type="string">
            <text:p text:style-name="P1"><text:s/><text:span text:style-name="T1">E-Commerce Sites</text:span></text:p>
          </table:table-cell>
        </table:table-row>
        <table:table-row table:style-name="TablaDeResolucion.1">
          <table:table-cell table:style-name="TablaDeResolucion.A2" table:number-columns-spanned="2" office:value-type="string">
            <text:p text:style-name="P6">Heuristicas de Nielsen</text:p>
          </table:table-cell>
          <table:covered-table-cell/>
        </table:table-row>
        <table:table-row table:style-name="TablaDeResolucion.1">
          <table:table-cell table:style-name="TablaDeResolucion.A3" office:value-type="string">
            <text:p text:style-name="P16">1. Visualización del Estado del Sistema</text:p>
          </table:table-cell>
          <table:table-cell table:style-name="TablaDeResolucion.B3" office:value-type="string">
            <text:p text:style-name="P1"><text:span text:style-name="T2">Se muestra el </text:span><text:span text:style-name="T5">detalle </text:span><text:span text:style-name="T2">de producto, subtotal, costo de envío y total cuando esta el pedido armado, aparecen animaciones de carga. Mantiene al usuario informado sobre el estado y ubicación del pedido realizado. No posee feedback físico, pero no es necesario.</text:span></text:p>
          </table:table-cell>
        </table:table-row>
        <table:table-row table:style-name="TablaDeResolucion.1">
          <table:table-cell table:style-name="TablaDeResolucion.A3" office:value-type="string">
            <text:p text:style-name="P15">2. Correspondencia entre Sistema y Mundo real</text:p>
          </table:table-cell>
          <table:table-cell table:style-name="TablaDeResolucion.B4" office:value-type="string">
            <text:p text:style-name="P2"><text:span text:style-name="T12">T</text:span>odas las frases y palabras son conceptos familiares, tiene relación con el mundo real, las opciones se muestran en un orden lógico, no existen términos propios del sistema.</text:p>
          </table:table-cell>
        </table:table-row>
        <table:table-row table:style-name="TablaDeResolucion.1">
          <table:table-cell table:style-name="TablaDeResolucion.A3" office:value-type="string">
            <text:p text:style-name="P14">3. Control y Libertad de usuario</text:p>
          </table:table-cell>
          <table:table-cell table:style-name="TablaDeResolucion.B5" office:value-type="string">
            <text:p text:style-name="P2"><text:span text:style-name="T6">E</text:span><text:span text:style-name="T4">l</text:span> apartado de “Comparte con un amigo” no cuenta con un botón o algún atajo claro. <text:span text:style-name="T7">Sin embargo, en el resto de la aplicación, en cada punto es posible contar con una salida de emergencia en caso de un clic erróneo.</text:span></text:p>
          </table:table-cell>
        </table:table-row>
        <table:table-row table:style-name="TablaDeResolucion.1">
          <table:table-cell table:style-name="TablaDeResolucion.A3" office:value-type="string">
            <text:p text:style-name="P13">4. Consistencia y <text:span text:style-name="T8">Estándares</text:span></text:p>
          </table:table-cell>
          <table:table-cell table:style-name="TablaDeResolucion.B6" office:value-type="string">
            <text:p text:style-name="P3">No se encuentran inconsistencias en acciones, o palabras. Todo es consistente. Excepto en algunas opciones como “Listo” que no se interpreta bien la acción que desencadena ese <text:span text:style-name="T9">botón.</text:span></text:p>
          </table:table-cell>
        </table:table-row>
        <table:table-row table:style-name="TablaDeResolucion.1">
          <table:table-cell table:style-name="TablaDeResolucion.A3" office:value-type="string">
            <text:p text:style-name="P12">5. Prevención de errores</text:p>
          </table:table-cell>
          <table:table-cell table:style-name="TablaDeResolucion.B7" office:value-type="string">
            <text:p text:style-name="P3">No hay una confirmación al momento de cargar un numero de teléfono en el sistema, directamente es enviado el SMS. </text:p>
          </table:table-cell>
        </table:table-row>
        <table:table-row table:style-name="TablaDeResolucion.1">
          <table:table-cell table:style-name="TablaDeResolucion.A3" office:value-type="string">
            <text:p text:style-name="P11">6. Reconocimiento antes que <text:span text:style-name="T10">Re-</text:span></text:p>
            <text:p text:style-name="P10">llamada</text:p>
          </table:table-cell>
          <table:table-cell table:style-name="TablaDeResolucion.B8" office:value-type="string">
            <text:p text:style-name="P4">No falta ningún elemento que sobrecargue la memoria del usuario</text:p>
          </table:table-cell>
        </table:table-row>
        <table:table-row table:style-name="TablaDeResolucion.1">
          <table:table-cell table:style-name="TablaDeResolucion.A3" office:value-type="string">
            <text:p text:style-name="P10">7. Flexibilidad y Eficiencia de Uso</text:p>
          </table:table-cell>
          <table:table-cell table:style-name="TablaDeResolucion.B9" office:value-type="string">
            <text:p text:style-name="P4">La aplicación cuenta con un menú deslizable que permite repetir pedidos anteriores <text:span text:style-name="T11">facilitando el uso y ahorrando tiempo de uso.</text:span></text:p>
          </table:table-cell>
        </table:table-row>
        <table:table-row table:style-name="TablaDeResolucion.1">
          <table:table-cell table:style-name="TablaDeResolucion.A3" office:value-type="string">
            <text:p text:style-name="P17">8. Diseño estético y Minimista</text:p>
          </table:table-cell>
          <table:table-cell table:style-name="TablaDeResolucion.B10" office:value-type="string">
            <text:p text:style-name="P5">La aplicación cuenta con un diseño <text:span text:style-name="T12">minimalista</text:span></text:p>
          </table:table-cell>
        </table:table-row>
        <table:table-row table:style-name="TablaDeResolucion.1">
          <table:table-cell table:style-name="TablaDeResolucion.A3" office:value-type="string">
            <text:p text:style-name="P9">9. Ayudar a los usuarios <text:s/>a reconocer, diagnosticar y recuperarse de errores</text:p>
          </table:table-cell>
          <table:table-cell table:style-name="TablaDeResolucion.B11" office:value-type="string">
            <text:p text:style-name="Table_20_Contents">Dentro del apartado de códigos, al introducir un código erróneo se muestra un mensaje que dice “Resource not found for this given code: XXXXXXXXXXX”, <text:s/>En otro menú (Carga de telefono) al ingresar un un numero de teléfono invalido aparece un mensaje de un error del sistema, similar al caso anterior. Identico en la carga de una tarjeta invalida. </text:p>
          </table:table-cell>
        </table:table-row>
        <table:table-row table:style-name="TablaDeResolucion.1">
          <table:table-cell table:style-name="TablaDeResolucion.A3" office:value-type="string">
            <text:p text:style-name="P21"><text:span text:style-name="T14">10. Ayuda y Documentación</text:span></text:p>
          </table:table-cell>
          <table:table-cell table:style-name="TablaDeResolucion.B12" office:value-type="string">
            <text:p text:style-name="P18">La información de ayuda se encuentra fácilmente. <text:span text:style-name="T13">Algunos menús no se encuentran cargados, pero no por un error de interfaz grafica.</text:span></text:p>
          </table:table-cell>
        </table:table-row>
      </table:table>
      <text:p text:style-name="P7"><text:line-break/></text:p>
      <table:table table:name="TablaReglasOro" table:style-name="TablaReglasOro">
        <table:table-column table:style-name="TablaReglasOro.A"/>
        <table:table-column table:style-name="TablaReglasOro.B"/>
        <table:table-row table:style-name="TablaReglasOro.1">
          <table:table-cell table:style-name="TablaReglasOro.A1" table:number-columns-spanned="2" office:value-type="string">
            <text:p text:style-name="P20">Reglas de Oro de Schneiderman</text:p>
          </table:table-cell>
          <table:covered-table-cell/>
        </table:table-row>
        <table:table-row table:style-name="TablaReglasOro.1">
          <table:table-cell table:style-name="TablaReglasOro.A2" office:value-type="string">
            <text:p text:style-name="P19">1. Buscar la consistencia</text:p>
          </table:table-cell>
          <table:table-cell table:style-name="TablaReglasOro.B2" office:value-type="string">
            <text:p text:style-name="P22"><text:span text:style-name="T3">[]</text:span>Se respeta un conjunto de acciones similares cada vez que se desea solicitar un producto. En el apartado “Alcohol y Bebidas” figura un menú de promociones con un <text:span text:style-name="T15">botón</text:span> desplegable en la parte inferior derecha, la <text:span text:style-name="T15">visualización</text:span> de los productos cambia por completo al resto de las presentaciones de la aplicación.</text:p>
          </table:table-cell>
        </table:table-row>
        <table:table-row table:style-name="TablaReglasOro.1">
          <table:table-cell table:style-name="TablaReglasOro.A2" office:value-type="string">
            <text:p text:style-name="P19">2. Permitir que los usuarios frecuentes <text:span text:style-name="T15">utilicen</text:span> accesos directos</text:p>
          </table:table-cell>
          <table:table-cell table:style-name="TablaReglasOro.B2" office:value-type="string">
            <text:p text:style-name="P22">Existe un apartado que permite visualizar los pedidos anteriormente realizados, lo que ahorra tiempo de uso.</text:p>
          </table:table-cell>
        </table:table-row>
        <table:table-row table:style-name="TablaReglasOro.1">
          <table:table-cell table:style-name="TablaReglasOro.A2" office:value-type="string">
            <text:p text:style-name="P19">3. Ofrecer <text:span text:style-name="T15">retroalimentación</text:span> <text:soft-page-break/>informativa</text:p>
          </table:table-cell>
          <table:table-cell table:style-name="TablaReglasOro.B2" office:value-type="string">
            <text:p text:style-name="P23">La aplicación otorga respuesta al usuario, en acciones simples y frecuentes sonidos tenues, en acciones (por ejemplo al <text:soft-page-break/>deshacer un pedido) aparecen diálogos extra y sombras en los costados. Pero algunas acciones tales como la confirmación de correo, carga numero de teléfono no poseen mensajes de confirmación.</text:p>
          </table:table-cell>
        </table:table-row>
        <table:table-row table:style-name="TablaReglasOro.1">
          <table:table-cell table:style-name="TablaReglasOro.A2" office:value-type="string">
            <text:p text:style-name="P19">4. Diseña acciones secuenciales</text:p>
          </table:table-cell>
          <table:table-cell table:style-name="TablaReglasOro.B2" office:value-type="string">
            <text:p text:style-name="P23"><text:span text:style-name="T16">(</text:span>✔<text:span text:style-name="T16">)</text:span>La aplicación cuenta con conjuntos de acciones bien definidas, en todos los menú el procedimiento para realizar un pedido es idéntico (muy similar). Es sencillo determinar cuando la aplicación esta lista para recibir otro conjunto de acciones.</text:p>
          </table:table-cell>
        </table:table-row>
        <table:table-row table:style-name="TablaReglasOro.1">
          <table:table-cell table:style-name="TablaReglasOro.A2" office:value-type="string">
            <text:p text:style-name="P19">5. Ofrecer un manejo simple de los errores</text:p>
          </table:table-cell>
          <table:table-cell table:style-name="TablaReglasOro.B2" office:value-type="string">
            <text:p text:style-name="P24">(✘) No posee manejo simple de errores, la aplicación presenta códigos de sistema incomprensibles por un usuario. No hay manera de determinar la causa de los errores.</text:p>
          </table:table-cell>
        </table:table-row>
        <table:table-row table:style-name="TablaReglasOro.1">
          <table:table-cell table:style-name="TablaReglasOro.A2" office:value-type="string">
            <text:p text:style-name="P19">6. Permitir <text:span text:style-name="T15">fácil</text:span> <text:span text:style-name="T15">reversión</text:span> de las acciones </text:p>
          </table:table-cell>
          <table:table-cell table:style-name="TablaReglasOro.B2" office:value-type="string">
            <text:p text:style-name="P25"/>
          </table:table-cell>
        </table:table-row>
        <table:table-row table:style-name="TablaReglasOro.1">
          <table:table-cell table:style-name="TablaReglasOro.A2" office:value-type="string">
            <text:p text:style-name="P19">7. Apoyo interno a un enfoque de control total</text:p>
          </table:table-cell>
          <table:table-cell table:style-name="TablaReglasOro.B2" office:value-type="string">
            <text:p text:style-name="Table_20_Contents"/>
          </table:table-cell>
        </table:table-row>
        <table:table-row table:style-name="TablaReglasOro.1">
          <table:table-cell table:style-name="TablaReglasOro.A2" office:value-type="string">
            <text:p text:style-name="P19">8. Reducir carga en memoria</text:p>
          </table:table-cell>
          <table:table-cell table:style-name="TablaReglasOro.B2" office:value-type="string">
            <text:p text:style-name="Table_20_Contents"/>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mily-generic="swis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AR"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Arial1" fo:font-family="Arial" style:font-style-name="Normal" style:font-family-generic="swiss" style:font-pitch="variable"/>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Table_20_Contents" style:display-name="Table Contents" style:family="paragraph" style:parent-style-name="Standard" style:class="extra">
      <style:paragraph-properties text:number-lines="false" text:line-number="0"/>
      <style:text-properties style:font-name="Arial" fo:font-family="Arial" style:font-family-generic="swiss" style:font-pitch="variable" officeooo:rsid="001a8611"/>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fo:font-size="14pt" fo:font-weight="bold" style:font-size-asian="14pt" style:font-weight-asian="bold" style:font-size-complex="14pt" style:font-weight-complex="bold"/>
    </style:style>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5T18:42:52.695000000</meta:creation-date>
    <dc:date>2019-07-17T17:21:00.321000000</dc:date>
    <meta:editing-duration>PT32M34S</meta:editing-duration>
    <meta:editing-cycles>7</meta:editing-cycles>
    <meta:generator>LibreOffice/6.2.4.2$Windows_X86_64 LibreOffice_project/2412653d852ce75f65fbfa83fb7e7b669a126d64</meta:generator>
    <meta:document-statistic meta:table-count="2" meta:image-count="0" meta:object-count="0" meta:page-count="2" meta:paragraph-count="39" meta:word-count="573" meta:character-count="3564" meta:non-whitespace-character-count="3022"/>
  </office:meta>
</office:document-meta>
</file>